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color="#0000ff" style:font-name="Consolas" style:font-name-asian="Consolas1" style:font-name-complex="Consolas1"/>
    </style:style>
    <style:style style:name="T2" style:family="text">
      <style:text-properties fo:color="#000000" style:font-name="Consolas" style:font-name-asian="Consolas1" style:font-name-complex="Consolas1"/>
    </style:style>
    <style:style style:name="T3" style:family="text">
      <style:text-properties fo:color="#a31515" style:font-name="Consolas" style:font-name-asian="Consolas1" style:font-name-complex="Consola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SELECT</text:span><text:span text:style-name="T2"> <text:line-break/> <text:s/></text:span><text:span text:style-name="T1">DISTINCT</text:span><text:span text:style-name="T2"> MARKET <text:line-break/></text:span><text:span text:style-name="T1">FROM</text:span><text:span text:style-name="T2"> <text:line-break/> <text:s/>gdb023.dim_customer <text:line-break/></text:span><text:span text:style-name="T1">WHERE</text:span><text:span text:style-name="T2"> <text:line-break/> <text:s/>REGION = </text:span><text:span text:style-name="T3">'APAC'</text:span><text:span text:style-name="T2"> <text:line-break/> <text:s/></text:span><text:span text:style-name="T1">AND</text:span><text:span text:style-name="T2"> CUSTOMER = </text:span><text:span text:style-name="T3">"Atliq Exclusive"</text:span><text:span text:style-name="T2">;</text:span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" meta:word-count="14" meta:character-count="117" meta:non-whitespace-character-count="90"/>
    <meta:generator>LibreOfficeDev/6.0.5.2$Linux_X86_64 LibreOffice_project/</meta:generator>
  </office:meta>
</office:document-meta>
</file>